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087in" svg:height="5.3567in" svg:x="4.5866in" svg:y="0.1854in">
            <draw:object draw:notify-on-update-of-ranges="Sheet1.A2:Sheet1.A30 Sheet1.B1:Sheet1.B1 Sheet1.B2:Sheet1.B30 Sheet1.C1:Sheet1.C1 Sheet1.C2:Sheet1.C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1678" calcext:value-type="float">
            <text:p>167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945" calcext:value-type="float">
            <text:p>94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74" calcext:value-type="float">
            <text:p>47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411" calcext:value-type="float">
            <text:p>4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261" calcext:value-type="float">
            <text:p>26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169" calcext:value-type="float">
            <text:p>16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xkcd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34" calcext:value-type="float">
            <text:p>13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97" calcext:value-type="float">
            <text:p>9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inventwithpython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arnpythonthehardway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xplainxkcd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xkcdref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41" calcext:value-type="float">
            <text:p>41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it-scm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jecteuler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earncodethehardwa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tb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8" calcext:value-type="float">
            <text:p>28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string" calcext:value-type="string">
            <text:p>class-central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odinproject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dingbat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witch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rogrammingbydo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mblr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9" calcext:value-type="float">
            <text:p>1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etbrains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wolframalph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decombat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rvig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ercism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etup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hanacademy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crosoftvirtualacadem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ob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ev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game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s50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henewboston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unity3d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eamtreehouse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reamincod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ppreferenc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gramming-motherfu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3" calcext:value-type="float">
            <text:p>13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string" calcext:value-type="string">
            <text:p>ideon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by-doc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ora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2" calcext:value-type="float">
            <text:p>1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kimedia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troustrup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dewars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uu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-ebook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dditenhancementsuit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ckio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uralsight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vime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mldo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limete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hink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ki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omatetheboringstuf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ldp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jinjoseph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kibook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ettacod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sinessinsid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teractivepyth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mgtfy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meprogrammingpattern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gel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ecodecamp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nuxcommand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nd2tet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stechnica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urcetreeap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waterlo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agpro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starch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eavenger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t-v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grammingpraxis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graham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m-adventu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rbandictionar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rcemaking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togeek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neem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spo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scriptissex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puterscienceforeveryon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eekun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b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s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pirateb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tech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qlzo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d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ss-trick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rnyouahaskel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llyroc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tthyoung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ebl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red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programm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edtec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er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thedoc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ylo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rubykoa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isdeveloperslif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ckerran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dep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ilscast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assdoo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ho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vecod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riclipper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kerbas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3fool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udumdar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dgu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ampowe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oj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fxi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bootstrap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hpounc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vi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wcomea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mil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elenic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oc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rogrammersmotivati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arnxinyminut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ndawha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de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tunn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nchco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shar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ml5rock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tepoin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4" calcext:value-type="float">
            <text:p>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appacade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tbyt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yptopal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bda-the-ultima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rea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doc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timmersi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szengard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ris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nniferdewal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icoschue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dfirstlab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excuselis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cechemthegam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eused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stapa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verap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e-the-index-luk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c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nfoq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at-sheet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lidesh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codeplay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tech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kyo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dshaw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wor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ex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mmerprincip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ackno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ckstarter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ustgetflu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ll-lab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ular-expressio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derweekl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harpcour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ymoi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acura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atcanidoformozil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ashd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m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verthewir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depa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b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lber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sualstudi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ej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bg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ycombinat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des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chrepublic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un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da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kihow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fac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gfp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onica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rting-algorith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book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ekmindfitnes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stman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wikid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ylestrat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re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odevel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lche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ing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egexli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-readin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9-bottles-of-b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orga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uej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reerfound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platfor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jangoboo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ympa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dergem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ashingmagazi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ou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t-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bc-comic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eintopython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edd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linejud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lmon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endbo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et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fyc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tnetperl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osa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ngdoj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upiewar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sli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objectmen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earsoncm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nixsr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ds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hack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deforc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vaniz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rydre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ci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oderby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ides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oa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gowithdjang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iveintopyth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string" calcext:value-type="string">
            <text:p>mikeco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ofspectr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rogrammingforanaly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invento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tmaybeaha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sanddeveloper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dd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loweba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initi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a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mot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rubythehardwa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cond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dbol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inatrar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viant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dread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gamonkey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allba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ldsomethingaweso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ademicearth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ny-arca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cooki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yclj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ywat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pleofhonoronl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ti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ou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challen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strusegoos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2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mablewe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incarlisl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grantu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gexp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ofhon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ctiongif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sami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be-dr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foo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fowor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herfuckingwebsit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p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stree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tards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itstri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a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ne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a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ckmem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t-tow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beaz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turebea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ntendo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fowl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yaz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ercomputingforevery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ndilyr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w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eusercont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lservercentr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h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ustechti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bas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iradafinanc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ingj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ers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cdav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ckets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tariarchiv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sand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espetzo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o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itonlinecour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f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acsroc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ywenderl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w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-insta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tu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ificcollegi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ttlil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loadmore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er-c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r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epasc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ashathero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xrevision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roop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germou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greenpla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by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swizard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mai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qui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oreg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ocheatshe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egeh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qs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mu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3dbuz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goste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entbud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kingcode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doj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meexperim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olu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an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eservle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pi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hvillesoftwarescho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hop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worldhask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eercu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analyt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rfirstwebap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sch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yar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nerdra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gre3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hero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canva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rsonhigher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xmag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yogam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dorabo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k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gn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meandlea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nt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angogir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ensangl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grou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ptherightwa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-gu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odi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ran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sh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gameamon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s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fount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sy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ma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hax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l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c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r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l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onm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thinkta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xforddictionar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lco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dcoo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ysc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o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un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bootca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led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-st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ba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nk-like-a-gi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ptofai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sde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gk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qlcour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view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gam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elusi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ffingtonpo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ual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kki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quidwe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poin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i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riam-web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icmas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stency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illino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x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condlif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remyku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sper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arningfundament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egonst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ofa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d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codelessco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pro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club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li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dmadeh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w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eyba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ins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tlep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esp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nchacad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brightacadem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upu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lpyth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uri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ribbb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mlinspir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egenera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famico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nesandnobl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qui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newpor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irony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ildingjavaprog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-melan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oszmilewsk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andline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visualstud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asut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d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95we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chhiketheinter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v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greg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ore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-b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lem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k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stcomp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piterbroadcasti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u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rlie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romscrat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amcommunit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ktio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quilez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ingusingscal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tuto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ping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gifsplos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-ta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-hambur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m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bra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foreveryoneorjust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langua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bosgu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kjm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ckertyp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s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esr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mi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cgui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xeg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thfrea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ring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3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thiss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yfshar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ran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ner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dai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li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-reques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ating-point-gu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to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ncosi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allardi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vtrop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co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logicga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tde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ilsforzomb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illcr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mark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ooc-l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urlov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car2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ur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untuforum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ound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ffistolefromtheintern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irr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edbyt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1998" calcext:value-type="float">
            <text:p>41998</text:p>
          </table:table-cell>
        </table:table-row>
        <table:table-row table:style-name="ro1">
          <table:table-cell office:value-type="string" calcext:value-type="string">
            <text:p>myslideru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th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wor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node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shi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s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wjg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pa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puter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rdobb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ybyyoursel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rog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lo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2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yvide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en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ski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okuap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po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ttyd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qpat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ll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knowme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ntsc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anco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ofb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csi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sty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et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vanderwou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dayutilitar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ni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mlgood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lbironsupplyin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ound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in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ca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nepagel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angeredsou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-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tolear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-hoo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theright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smakerobo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ees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ey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mo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z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rtisa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val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spac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j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coast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mai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reediction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g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ran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i-x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b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ldr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pytho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mon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s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-exchan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ndupl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a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rea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pastere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obsess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forw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b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bo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he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rad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classroo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dr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s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allsoft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wa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p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sta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a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debtbom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swers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roll-dice-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selftaughtcod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si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bbl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son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l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paulcar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dnesse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r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expos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sensio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vis-c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esposi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f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n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h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h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owsph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sh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webpa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sna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torl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reation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cs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uzzl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dur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sp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informa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ou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bb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rwebs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nit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atogra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coldtur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design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im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spel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imar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nomi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man-vs-gho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ona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co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ma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wort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null-as-a-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ieint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x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string" calcext:value-type="string">
            <text:p>unknownr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dro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ac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-du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srefin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w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kspa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tesforthou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c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grap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f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yleng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s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-ber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people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cel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anchez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pad-plus-pl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bt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wd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ja-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p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b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deskt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vikl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s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paperaz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pai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emitre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oom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th-aa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eyaccel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ppet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in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ewithmarmala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nu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enbran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derpa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lay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ntom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nv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sm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ughtwork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ewa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ghuge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string" calcext:value-type="string">
            <text:p>ni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tartu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wise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erc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ml5doc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histori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cl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ffectivedjan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zi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g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an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an-p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-s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ge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gin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rafa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onn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offrepo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-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nt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ctionf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waysl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ola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ping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tpu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esomeinc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gmented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c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security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ri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cad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tocodew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k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meacodeninj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ma-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fuck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ots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dwe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castcodeu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ooksf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o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arthpri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riks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hat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fl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communi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p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de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uggi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le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wa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weeksof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gallagh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m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ressivew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for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v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postcod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thomp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pelican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sofasolaremp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surviv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e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erom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po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eremort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bygre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whereintheap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chenso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prei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internetwish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wimber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su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rootshacka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dojos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ultim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erorde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bo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oletoma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implestorage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symposi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eakbl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secinstitu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ingi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cmax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v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tbookno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c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oflevel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ema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owevery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javaonl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61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ingstyle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yboardc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workwork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ylinuxisbe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andcss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-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utnikpan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-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byproxim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nap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swhe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torr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t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timores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f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iron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-electr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eduz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kbeardrepubl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iotins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igal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s2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ckt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apl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alber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corru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bri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ii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ytyp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dom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o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iff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ep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n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pythonimport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m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eof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k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o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s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rks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tfearthe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sharecd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ga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scho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yousome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computer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micob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ing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amlp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ndfrankl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n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g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on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am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enips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mightnotneedj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bun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almighty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p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la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g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add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pyth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oo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fgame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htronicsindust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d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ldevelop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w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mz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de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ch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meikl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orbegin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sci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calypso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est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boj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E+016" calcext:value-type="float">
            <text:p>3000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tak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7spor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shel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n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hckrn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gl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mersear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clas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wid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tr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les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o5h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ssia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tc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tor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l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m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vide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adevelopm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lminu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cept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tesval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elic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dfow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upl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isbeautifu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itori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tkir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tran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gricka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f-arch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bby-tab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dung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ame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iopalladi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b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tbutw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t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sp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timerend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dz4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man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hour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rossw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t8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trimsh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with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hesp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m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enoug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s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tuf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cticalmalware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z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l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ingkid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amu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mar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gam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movie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ihandy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ticalneuron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shi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vep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am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er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wv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ae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metaob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bandhar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pyblog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sto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lue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ahav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-a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tri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pi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ducation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l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u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ip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ina-corp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graphyengine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p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quidthi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z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isismet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ingwit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i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parkstudi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ginners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fa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timebudd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with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mathhel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ha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dstatesqu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-techn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t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barre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x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framewor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ksca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h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ttterpst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-fund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iona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pir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api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ingaf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cod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jcas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the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sdotnet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oakstudi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jaca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olu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c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l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mi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kze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0trai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ubunt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l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fengadg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sh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eukir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sp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on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sty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p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pic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ste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rconnec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kingpointsm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actionw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s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qua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digitalnomad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prov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lo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bra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wichmeanti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ar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oec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bl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yourselfto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lly-incoher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m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ldawesomewebsit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budd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cscommun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sm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dte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ne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tg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ers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fty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bym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faribooksonl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ughtbo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eamach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shard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brid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m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undt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doyou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lpo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keshdhak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from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d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t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canv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nyxn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ol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cure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sl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lelli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bau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b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enesfor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ernative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le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p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redspirit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pad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ennad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liscoac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oor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ingfun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zume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mof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nplugg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-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rif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ma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k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smv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p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samer-threa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r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j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ingm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programmingcomputervis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writ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edito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ergiz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evirt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nderis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found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codeg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-t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u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se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my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zeb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tccol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me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mmyhi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-win-the-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id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gms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b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whitcr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williamp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mla-and-m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y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how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sgal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cam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b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idfi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tisb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c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wk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girl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antjen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mine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ningforalie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zilla-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ques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s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rything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t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wat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turnar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tradi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d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sti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moll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c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ro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fuckedismydataba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theno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sh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-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cv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izekettleb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pythonto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fo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-ology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kingparall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earsonv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ons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modorotechniq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f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tool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books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i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tebuil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e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ta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queringthecommand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meku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ails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q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l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icanthe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p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-foru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youngrewired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on-wer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al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publiclibr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mon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str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coolsiteblogg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h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s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tlerocket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ndrel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jab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stack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lant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m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hop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u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ralweb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tech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stentialcom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w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itz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he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itscri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bolh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ionkil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r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nansiddiq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ckd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insigh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i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pp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ubb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e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to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ol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nst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eadmedi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rar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vi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e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li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ickpet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bolonc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ing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orithm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tapict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inoblackshee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wwil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scont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t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m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cru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-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utureislike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freed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p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forca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spea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idgam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rexplai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b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c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y68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sf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s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lvandy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g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rekr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te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ws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leschin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macfarl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jour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ckfor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sa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c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ni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spa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a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xt2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cflick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brand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a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esmi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p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euro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sibility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ni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legebo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stgre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aud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-r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en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t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itsi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rtupweeke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cv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ac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tz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beautif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creato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roll-loo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t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tux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nyis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youdontkn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ythetestinggo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sd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cel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blittl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to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anywhe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script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game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livesle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vest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rbrig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lon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saleng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bold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l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byaw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emosyne-p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b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ning-sand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r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er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gos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yfunny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ope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ka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itlogsfromlastn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os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scoops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et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rabbit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a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kubun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ckass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ingforpullreque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y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rdgame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erde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illi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gu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dexist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suni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pand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vwa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inuxgaz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hillbox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bon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enpenci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lyst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exp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dugame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ond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viewing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ongy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o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sef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h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pco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lbir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am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t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nworld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s-amaz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vol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at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9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schoono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ly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38bu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hyrichcli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cosxaut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y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n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ho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chyour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12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thingsdistribut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yosma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is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ek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ble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ftedd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inash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ypearsonst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pz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esofnewe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tagrand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talk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me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game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de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mereadyourtextbookforyo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n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alkeyboard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stplac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uvil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h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er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tap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criptionge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de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hellman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ranonte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atastructur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mi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rling-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ultimatepow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b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re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storm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w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tekey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supportlinux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ure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c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tyt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gameclon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tu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osm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ursg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isbu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ated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ingo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ca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hateswri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ailsgir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m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r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0newsw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yless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ilcu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x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l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guard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ekyll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dev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icfor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lear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sit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hourwork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book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echurchd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mk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ir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match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kl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gameswi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kedin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ythonap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landplay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yor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duckg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thonweek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f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li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a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pstart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sleepanarc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hea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deutop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v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deposito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mliqu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-eskwadra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yinthelif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cac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tacon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tbookequ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-ber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ekwya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py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hacod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yca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nb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niss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boutcircui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karshseng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seberrycreat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tolaun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gmaker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ofli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te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larian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bu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marsk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lazar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hne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ort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z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q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ge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rnhowtoprogr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tm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-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overlamb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parkg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ynoi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mri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cam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ori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m-cd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sci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as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extens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magaz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aking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k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h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rk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c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dalone-sysadm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college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f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c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-challen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wme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fastfing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edonutshopp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h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bo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lbg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ottken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lcon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gi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mp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owing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fi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ingbo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ml-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fortherestof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ve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awa-shou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string" calcext:value-type="string">
            <text:p>pagebreak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4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s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us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webser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of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isti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k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yn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ftwareniaga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cp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em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tisha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cher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pdesi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obile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souri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programm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epl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uelgrin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lcontrer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sh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u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gi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bja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cra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ed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intop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lldrink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al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aitch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s2d-iph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du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top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oram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ation-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h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inter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james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ular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ddingbi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ryull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w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it-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m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gw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aylorhus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efo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h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hipperelem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dem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b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cyberpatri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m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crate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good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rs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eatb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fidd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cked-croo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c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ro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a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ke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b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bootstr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sopherdevelo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is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rogramm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bo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</table:table-row>
      </table:table>
      <table:named-expressions/>
      <table:database-ranges>
        <table:database-range table:name="__Anonymous_Sheet_DB__0" table:target-range-address="Sheet1.A1:Sheet1.C211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1:59:28.568587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15:35:00.460792183</dc:date>
    <dc:creator>Caroline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6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57cm" svg:height="13.607cm" xlink:href=".." xlink:type="simple" chart:class="chart:bar" chart:style-name="ch1">
        <chart:legend chart:legend-position="end" svg:x="14.259cm" svg:y="6.255cm" style:legend-expansion="high" chart:style-name="ch2"/>
        <chart:plot-area chart:style-name="ch3" table:cell-range-address="Sheet1.A1:Sheet1.C30" chart:data-source-has-labels="both" svg:x="0.361cm" svg:y="0.272cm" svg:width="13.537cm" svg:height="13.063cm">
          <chartooo:coordinate-region svg:x="4.131cm" svg:y="0.272cm" svg:width="9.395cm" svg:height="12.416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0" chart:label-cell-address="Sheet1.B1:Sheet1.B1" chart:class="chart:bar">
            <chart:data-point chart:repeated="29"/>
          </chart:series>
          <chart:series chart:style-name="ch8" chart:values-cell-range-address="Sheet1.C2:Sheet1.C30" chart:label-cell-address="Sheet1.C1:Sheet1.C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links</text:p>
                <draw:g>
                  <svg:desc>Sheet1.B1:Sheet1.B1</svg:desc>
                </draw:g>
              </table:table-cell>
              <table:table-cell office:value-type="string">
                <text:p>number of men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dit</text:p>
                <draw:g>
                  <svg:desc>Sheet1.A2:Sheet1.A30</svg:desc>
                </draw:g>
              </table:table-cell>
              <table:table-cell office:value-type="float" office:value="1678">
                <text:p>1678</text:p>
                <draw:g>
                  <svg:desc>Sheet1.B2:Sheet1.B30</svg:desc>
                </draw:g>
              </table:table-cell>
              <table:table-cell office:value-type="float" office:value="2048">
                <text:p>2048</text:p>
                <draw:g>
                  <svg:desc>Sheet1.C2:Sheet1.C30</svg:desc>
                </draw:g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945">
                <text:p>94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imgur</text:p>
              </table:table-cell>
              <table:table-cell office:value-type="float" office:value="474">
                <text:p>47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411">
                <text:p>4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261">
                <text:p>26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stackoverflow</text:p>
              </table:table-cell>
              <table:table-cell office:value-type="float" office:value="169">
                <text:p>16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xkcd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134">
                <text:p>1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97">
                <text:p>9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inventwithpython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earnpythonthehardway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53">
                <text:p>5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explainxkcd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tanford</text:p>
              </table:table-cell>
              <table:table-cell office:value-type="float" office:value="48">
                <text:p>4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46">
                <text:p>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xkcdref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youtu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41">
                <text:p>4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oreilly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blogspot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it-scm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ojecteuler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odinghorror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ogramarcadegames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odeabbey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tackexchange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32">
                <text:p>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learncodethehardway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ourceforge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